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2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7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9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74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8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9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1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404 Organização de Computadores e </text:p>
      <text:p text:style-name="P1">Linguagem de Montagem</text:p>
      <text:p text:style-name="P1"/>
      <text:p text:style-name="P1">IC – Unicamp</text:p>
      <text:p text:style-name="P1"/>
      <text:p text:style-name="P1"/>
      <text:p text:style-name="P2">Segundo Trabalho – 2s2008</text:p>
      <text:p text:style-name="P2"/>
      <text:p text:style-name="P2"/>
      <text:p text:style-name="P2"/>
      <text:p text:style-name="P2"/>
      <text:p text:style-name="P4">David Burth Kurka<text:tab/><text:tab/>070589</text:p>
      <text:p text:style-name="P4">Felipe Eltermann Braga<text:tab/>070803</text:p>
      <text:p text:style-name="P3"/>
      <text:p text:style-name="P3"/>
      <text:p text:style-name="P3"/>
      <text:p text:style-name="P3"/>
      <text:p text:style-name="P5"><text:tab/><text:span text:style-name="T2">Neste laboratório, a proposta foi implementar, em linguagem de montagem, um desmontador; isto é, um programa que interprete os bytes de um arquivo binário e produza o código que o gerou.</text:span></text:p>
      <text:p text:style-name="P5"><text:span text:style-name="T2"/></text:p>
      <text:p text:style-name="P5"><text:span text:style-name="T2"><text:tab/>Para isso, a idéia fundamental do funcionamento do programa é, em alto nível:</text:span></text:p>
      <text:p text:style-name="P5"><text:span text:style-name="T2"/></text:p>
      <text:list text:style-name="L5">
        <text:list-item>
          <text:p text:style-name="P6"><text:span text:style-name="T2">Carregar o arquivo binário inteiro na memória;</text:span></text:p>
        </text:list-item>
        <text:list-item>
          <text:p text:style-name="P6"><text:span text:style-name="T2">Abrir um arquivo de saída (que conterá o código) e escrever nele as diretivas iniciais do código;</text:span></text:p>
        </text:list-item>
        <text:list-item>
          <text:p text:style-name="P6"><text:span text:style-name="T2">Interpretar cada instrução do arquivo binário e escrever, uma a uma, no arquivo de saída, até o fim do arquivo executável;</text:span></text:p>
        </text:list-item>
        <text:list-item>
          <text:p text:style-name="P6"><text:span text:style-name="T2">Fechar o arquivo de saída.</text:span></text:p>
        </text:list-item>
      </text:list>
      <text:p text:style-name="P5"><text:span text:style-name="T2"/></text:p>
      <text:p text:style-name="P5"><text:span text:style-name="T2"><text:tab/>A implementação da parte de manipulação dos arquivos e da memória não trouxe novidades com relação ao primeiro projeto:</text:span></text:p>
      <text:list text:style-name="L6">
        <text:list-item>
          <text:p text:style-name="P7"><text:span text:style-name="T2">O arquivo de entrada é aberto, seu apontador interno é movido até o final (a fim de encontrarmos seu tamanho em bytes), é lido inteiro para o segmento extra de dados (ES) e fechado.</text:span></text:p>
        </text:list-item>
        <text:list-item>
          <text:p text:style-name="P7"><text:span text:style-name="T2">O arquivo de saída é criado, são escritas as diretrizes iniciais, é realizada a interpretação dos bytes do arquivo binário e as instruções são montadas uma a uma num vetor 'linha_de_comando', o vetor é escrito no arquivo de saída, repete-se a interpretação até o fim do arquivo binário, o arquivo é fechado.</text:span></text:p>
        </text:list-item>
      </text:list>
      <text:p text:style-name="P5"><text:span text:style-name="T2"/></text:p>
      <text:p text:style-name="P5"><text:span text:style-name="T2"><text:tab/>Dessa forma, a parte complicada foi a interpretação dos bytes:</text:span></text:p>
      <text:p text:style-name="P5"><text:span text:style-name="T2"/></text:p>
      <text:p text:style-name="P5"><text:span text:style-name="T2"/></text:p>
      <text:p text:style-name="P5"><text:span text:style-name="T1"><text:tab/>Interpretação do código binário</text:span></text:p>
      <text:p text:style-name="P5"><text:span text:style-name="T1"/></text:p>
      <text:p text:style-name="P8"><text:span text:style-name="T1"><text:tab/>Pensamos, inicialmente, em implementar uma árvore binária de desvios, de modo a ir “montando” a linha de comando (cada bit do byte seria um nó, e dependendo do próximo bit, a execução desvia para um ou outro lugar). Dessa forma, poderíamos ter na memória listas de diretrizes, instruções, registradores, e iríamos apenas concatenando as informações em um vetor.</text:span></text:p>
      <text:p text:style-name="P8"><text:span text:style-name="T1"><text:tab/>No entanto, seriam necessárias muitas comparações para chegar à instrução, sem contar o acesso à memória (seria necessário buscar as palavras na memória, trazer a algum registrador [logo, de 2 em 2 caracteres] e então escrevê-las novamente na memória [em linha_de_comando]).</text:span></text:p>
      <text:p text:style-name="P8"><text:span text:style-name="T1"/></text:p>
      <text:p text:style-name="P8"><text:span text:style-name="T1"><text:tab/>Portanto, decidimos implementar um grande vetor em que o índice seria duas vezes o valor do próprio byte a ser interpretado, e o conteúdo de cada elemento é o offset do código (em CS) que deve ser </text:span><text:soft-page-break/><text:span text:style-name="T1">executado para aquela instrução específica.</text:span></text:p>
      <text:p text:style-name="P8"><text:span text:style-name="T1"><text:tab/>Assim, não ocorre retardo de busca, o acesso é direto à instrução e o vetor 'linha_de_comando' é montado de acordo com cada instrução.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 Eltermann</meta:initial-creator>
    <meta:creation-date>2008-10-16T17:14:03</meta:creation-date>
    <dc:creator>Felipe Eltermann</dc:creator>
    <dc:date>2008-11-30T20:08:14</dc:date>
    <meta:editing-cycles>14</meta:editing-cycles>
    <meta:editing-duration>PT2H12M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21" meta:word-count="406" meta:character-count="2420"/>
  </office:meta>
</office:document-meta>
</file>